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f97" officeooo:paragraph-rsid="00098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 cha c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2:56:42.844000000</meta:creation-date>
    <dc:date>2024-11-15T12:56:49.281000000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24.2.4.2$Windows_X86_64 LibreOffice_project/51a6219feb6075d9a4c46691dcfe0cd9c4fff3c2</meta:generator>
  </office:meta>
</office:document-meta>
</file>